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9da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9da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9da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9da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9da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9da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9da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9da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9da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9da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9da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9da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9da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9da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9da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9da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9da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èsar Josè Vallenilla Gi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1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86923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Pablo Cesar Jimenez Lun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56351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4.3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59" meta:non-whitespace-character-count="992"/>
    <meta:template xlink:type="simple" xlink:actuate="onRequest" xlink:title="Normal" xlink:href=""/>
  </office:meta>
</office:document-meta>
</file>